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93ea" officeooo:paragraph-rsid="000f93ea"/>
    </style:style>
    <style:style style:name="P2" style:family="paragraph" style:parent-style-name="Standard">
      <style:text-properties officeooo:rsid="00110cad" officeooo:paragraph-rsid="00110cad"/>
    </style:style>
    <style:style style:name="P3" style:family="paragraph" style:parent-style-name="Standard">
      <style:text-properties officeooo:rsid="001113da" officeooo:paragraph-rsid="001113da"/>
    </style:style>
    <style:style style:name="P4" style:family="paragraph" style:parent-style-name="Standard">
      <style:text-properties fo:font-weight="bold" officeooo:rsid="00110cad" officeooo:paragraph-rsid="00110cad" style:font-weight-asian="bold" style:font-weight-complex="bold"/>
    </style:style>
    <style:style style:name="P5" style:family="paragraph" style:parent-style-name="Standard">
      <style:text-properties fo:font-weight="normal" officeooo:rsid="00110cad" officeooo:paragraph-rsid="00110cad" style:font-weight-asian="normal" style:font-weight-complex="normal"/>
    </style:style>
    <style:style style:name="P6" style:family="paragraph" style:parent-style-name="Standard">
      <style:text-properties fo:font-weight="normal" officeooo:rsid="001113da" officeooo:paragraph-rsid="001113da" style:font-weight-asian="normal" style:font-weight-complex="normal"/>
    </style:style>
    <style:style style:name="T1" style:family="text">
      <style:text-properties officeooo:rsid="001113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DAP</text:p>
      <text:p text:style-name="Text_20_body"/>
      <text:p text:style-name="P1"><text:a xlink:type="simple" xlink:href="https://www.digitalocean.com/community/tutorials/how-to-install-and-configure-a-basic-ldap-server-on-an-ubuntu-12-04-vps">https://www.digitalocean.com/community/tutorials/how-to-install-and-configure-a-basic-ldap-server-on-an-ubuntu-12-04-vps</text:a></text:p>
      <text:p text:style-name="P2"/>
      <text:p text:style-name="P3">Interface graphique : Apache Directory Studio </text:p>
      <text:p text:style-name="P3"><text:a xlink:type="simple" xlink:href="http://directory.apache.org/studio/download/download-linux.html">http://directory.apache.org/studio/download/download-linux.html</text:a></text:p>
      <text:p text:style-name="P3"/>
      <text:p text:style-name="P3">Un fois installer, lancer l'interface (comme eclipse)</text:p>
      <text:p text:style-name="P3">- Cliquer sur «nouvelle connexion » (petite icône Ldap)</text:p>
      <text:p text:style-name="P3">- Penser à bien demarrer le Ldap :</text:p>
      <text:p text:style-name="P4">/etc/init.d/slapd start</text:p>
      <text:p text:style-name="P5">- <text:span text:style-name="T1">Nom de connexion : « local »</text:span></text:p>
      <text:p text:style-name="P5">- <text:span text:style-name="T1">Nom d'hôte : 127.0.0.1</text:span></text:p>
      <text:p text:style-name="P5">- <text:span text:style-name="T1">Port : 389</text:span></text:p>
      <text:p text:style-name="P6">Verifier les paramètres réseaux.</text:p>
      <text:p text:style-name="P6">… puis deman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12:10:29.573108324</meta:creation-date>
    <dc:date>2014-08-21T17:19:30.862958364</dc:date>
    <meta:editing-duration>PT4M6S</meta:editing-duration>
    <meta:editing-cycles>3</meta:editing-cycles>
    <meta:generator>LibreOffice/4.2.4.2$Linux_X86_64 LibreOffice_project/420m0$Build-2</meta:generator>
    <meta:document-statistic meta:table-count="0" meta:image-count="0" meta:object-count="0" meta:page-count="1" meta:paragraph-count="13" meta:word-count="59" meta:character-count="511" meta:non-whitespace-character-count="464"/>
  </office:meta>
</office:document-meta>
</file>